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Heading_20_2">
      <style:text-properties fo:background-color="transparent"/>
    </style:style>
    <style:style style:name="T1" style:family="text">
      <style:text-properties fo:font-weight="bold"/>
    </style:style>
    <style:style style:name="T2"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 text:is-list-header="true">Theorie</text:h>
      <text:h text:style-name="Heading_20_3" text:outline-level="3" text:is-list-header="true">Definition</text:h>
      <text:p text:style-name="P1"><text:span text:style-name="T1">BubbleSort</text:span> ist die Bezeichnung für ein einfaches Verfahren zum Sortieren eines linearen Feldes: Beim Durchlaufen des Feldes vertauscht man zwei benachbarte Elemente, wenn sie nicht in der korrekten Reihenfolge stehen. Schreibt man das Feld von unten nach oben auf, dann kann man das Verfahren mit dem <text:span text:style-name="T1">Aufsteigen von Blasen</text:span> <text:span text:style-name="T2">(englisch: bubble)</text:span> in einem Sprudelglas vergleichen: Größere Blasen <text:span text:style-name="T2">(Elemente des Feldes)</text:span> steigen solange auf, bis sie durch eine noch größere Blase aufgehalten werden, die ihrerseits weiter aufsteigt.</text:p>
      <text:p text:style-name="Standard"/>
      <text:p text:style-name="Standard"/>
      <text:h text:style-name="P2" text:outline-level="2" text:is-list-header="true">Theorie</text:h>
      <text:h text:style-name="Heading_20_3" text:outline-level="3" text:is-list-header="true">Definition</text:h>
      <text:p text:style-name="Text_20_body"><text:span text:style-name="T1">BubbleSort</text:span> ist die Bezeichnung für ein einfaches Verfahren zum Sortieren eines linearen Feldes: Beim Durchlaufen des Feldes vertauscht man zwei benachbarte Elemente, wenn sie nicht in der korrekten Reihenfolge stehen. Schreibt man das Feld von unten nach oben auf, dann kann man das Verfahren mit dem <text:span text:style-name="T1">Aufsteigen von Blasen</text:span> <text:span text:style-name="T2">(englisch: bubble)</text:span> in einem Sprudelglas vergleichen: Größere Blasen <text:span text:style-name="T2">(Elemente des Feldes)</text:span> steigen solange auf, bis sie durch eine noch größere Blase aufgehalten werden, die ihrerseits weiter aufsteigt. <text:a xlink:type="simple" xlink:href="http://www.stefan-baur.de/cs.algo.bubblesort.html#bibbookdata7">[INFODUDEN]</text:a> </text:p>
      <text:h text:style-name="Heading_20_3" text:outline-level="3" text:is-list-header="true">Komplexität</text:h>
      <text:p text:style-name="Text_20_body">BubbleSort sollte nur für kleine Felder <text:span text:style-name="T2">(n &lt; 30)</text:span> verwendet werden, da seine Laufzeit quadratisch von n abhängt, also die Ordnung <text:span text:style-name="T1">O(n²)</text:span> hat. <text:bookmark text:name="footnote1back"/><text:a xlink:type="simple" xlink:href="http://www.stefan-baur.de/cs.algo.bubblesort.html#footnote1">1</text:a> <text:line-break/><text:line-break/>Schnellere Sortierverfahren sind zum Beispiel <text:a xlink:type="simple" xlink:href="http://www.stefan-baur.de/cs.algo.quicksort.html">QuickSort</text:a> und <text:a xlink:type="simple" xlink:href="http://www.stefan-baur.de/cs.algo.heapsort.html">HeapSort.</text:a> <text:a xlink:type="simple" xlink:href="http://www.stefan-baur.de/cs.algo.bubblesort.html#bibbookdata7">[INFODUDEN]</text:a> <text:line-break/><text:line-break/>Es gibt auch schnellere Varianten des BubbleSort wie z.B. der <text:a xlink:type="simple" xlink:href="http://www.stefan-baur.de/cs.algo.shakersort.html">ShakerSort</text:a> oder der <text:span text:style-name="T1">CompSort.</text:span> </text:p>
      <text:h text:style-name="Heading_20_3" text:outline-level="3" text:is-list-header="true">Beispiel: Sortieren von Spielkarten</text:h>
      <text:p text:style-name="P1">Der Spieler nimmt alle Karten auf, macht eine <text:span text:style-name="T1">Hand</text:span> daraus und fängt jetzt an, die Hand zu sortieren, indem er benachbarte Karten solange vertauscht, bis alle in der richtigen Reihenfolge liegen. Dieser Algorithmus wird <text:span text:style-name="T1">BubbleSort</text:span> genannt. <text:a xlink:type="simple" xlink:href="http://www.stefan-baur.de/cs.algo.bubblesort.html#bibbookdata10">[INFO2002]</text:a> </text:p>
      <text:p text:style-name="Standard"/>
      <text:p text:style-name="Standard">Bei der Realisierung von BubbleSort verschachtelt man üblicherweise zwei Zählschleifen. Die äußere Schleife geht höchstens einmal die gesamte Liste der zu sortierenden Elemente durch. Die innere Schleife sollte aus Effizienzgründen <text:span text:style-name="T2">(Halbierung der Laufzeit)</text:span> mit der äußeren Zählschleife korrelieren <text:span text:style-name="T2">(hier: C-Code),</text:span> in dem sie jedesmal vom aktuellen Element aus, den noch unsortierten Rest durchläuft; <text:bookmark text:name="footnote2back"/><text:a xlink:type="simple" xlink:href="http://www.stefan-baur.de/cs.algo.bubblesort.html#footnote2">2</text:a> die innere Schleife darf aber auch die gesamte Liste durchlaufen <text:span text:style-name="T2">(hier: Delphi-Code).</text:span> <text:line-break/><text:line-break/><text:soft-page-break/>Das Aufsteigen der Blasen wird mit einer Swap-Funktion realisiert, d.h. eine Blase steigt auf, gleichzeitig sinkt eine andere Blase ab. Die Blasen, die bezüglich ihrer Größe verglichen und gegebenenfalls geswappt werden, sind generell benachbar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19:10</dc:date>
    <meta:editing-cycles>1</meta:editing-cycles>
    <meta:editing-duration>PT53S</meta:editing-duration>
    <meta:user-defined meta:name="Info 1"/>
    <meta:user-defined meta:name="Info 2"/>
    <meta:user-defined meta:name="Info 3"/>
    <meta:user-defined meta:name="Info 4"/>
    <meta:document-statistic meta:table-count="0" meta:image-count="0" meta:object-count="0" meta:page-count="2" meta:paragraph-count="11" meta:word-count="349" meta:character-count="2449"/>
  </office:meta>
</office:document-meta>
</file>